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4000002361B544BD8E7865700.png" manifest:media-type="image/png"/>
  <manifest:file-entry manifest:full-path="Pictures/10002C0B0000675A0000422592A48B5E9B9B0376.svg" manifest:media-type="image/svg+xml"/>
  <manifest:file-entry manifest:full-path="Pictures/10000201000003660000023EA2A4EEF295E9AAC4.png" manifest:media-type="image/png"/>
  <manifest:file-entry manifest:full-path="Pictures/100026100000675A00004437E12729D97EC08A9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2.928cm" svg:x="1.111cm" svg:y="7.572cm">
          <draw:image xlink:href="Pictures/100026100000675A00004437E12729D97EC08A97.svg" xlink:type="simple" xlink:show="embed" xlink:actuate="onLoad" draw:mime-type="image/svg+xml">
            <text:p/>
          </draw:image>
          <draw:image xlink:href="Pictures/10000201000003660000023EA2A4EEF295E9AAC4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2.536cm" svg:x="1.111cm" svg:y="7.768cm">
          <draw:image xlink:href="Pictures/10002C0B0000675A0000422592A48B5E9B9B0376.svg" xlink:type="simple" xlink:show="embed" xlink:actuate="onLoad" draw:mime-type="image/svg+xml">
            <text:p/>
          </draw:image>
          <draw:image xlink:href="Pictures/1000020100000374000002361B544BD8E786570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2-10T12:40:31.336843684</meta:creation-date>
    <meta:generator>LibreOffice/7.0.3.1$Linux_X86_64 LibreOffice_project/00$Build-1</meta:generator>
    <dc:date>2021-02-10T12:41:29.789095374</dc:date>
    <dc:creator>Isaac Griffith</dc:creator>
    <meta:editing-duration>PT3S</meta:editing-duration>
    <meta:editing-cycles>1</meta:editing-cycles>
    <meta:document-statistic meta:object-count="2"/>
  </office:meta>
</office:document-meta>
</file>